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3"/>
    <style:style style:name="P6"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envatting Sollicitatietraining (zie ook overig materiaal, vooral brief/CV!)</text:p>
      <text:p text:style-name="Standard"/>
      <text:p text:style-name="Standard">Week 1:</text:p>
      <text:list xml:id="list1241797133" text:style-name="L1">
        <text:list-item>
          <text:p text:style-name="P1">Je moet je eigen verhaal vertellen, en daarbij vooral vermelden wat binnen de match past.</text:p>
        </text:list-item>
        <text:list-item>
          <text:p text:style-name="P1">STAR methode </text:p>
        </text:list-item>
        <text:list-item>
          <text:p text:style-name="P1">Praat in termen van wat je wel wilt, in plaats van wat je niet wilt (positieve benadering)</text:p>
        </text:list-item>
        <text:list-item>
          <text:p text:style-name="P1">Maak een roadmap → waar sta je nu, wat wil je bereiken, en wat zijn de stappen (zie de poster), kleine stappen zijn ook stappen!</text:p>
        </text:list-item>
        <text:list-item>
          <text:p text:style-name="P1">Doe aan zelfreflectie bij afwijzing/negatieve/positieve gevoelens</text:p>
        </text:list-item>
        <text:list-item>
          <text:p text:style-name="P1">Maak je niet te klein naar de werkgever toe (d.w.z. Voel je niet ondergeschikt, maar gelijkwaardig), je weet dat je bij de functie past, en jij komt ook iets brengen I.p.v. Dat zij alleen maar geven.</text:p>
        </text:list-item>
      </text:list>
      <text:p text:style-name="Standard"/>
      <text:p text:style-name="Standard">Week 2:</text:p>
      <text:list xml:id="list411769094" text:style-name="L2">
        <text:list-item>
          <text:p text:style-name="P2">Banen 'ertussenin' (zie ook de kleine stappen van de poster) zijn ook prima, dus in mijn geval is ING een goede eerste stap.</text:p>
        </text:list-item>
        <text:list-item>
          <text:p text:style-name="P2">Jezelf presenteren: Wees heel concreet, dus niet: ik ben niet zo goed in het leggen van sociale contacten maar, sociale contacten in grote groepen gaan bij mij moeizaam (is veel specifieker)</text:p>
        </text:list-item>
        <text:list-item>
          <text:p text:style-name="P2">Kernkwadrant (Offman): Kwaliteit → Valkuil → Uitdaging → Irritatie → Kwaliteit</text:p>
        </text:list-item>
        <text:list-item>
          <text:p text:style-name="P2">Netwerken: Vraag altijd om advies (nooit een baan!), bijv: 'Hoe kan ik het het beste aanpakken?', 'Kunt u mij advies geven hoe ik in … terecht kan komen?'</text:p>
        </text:list-item>
        <text:list-item>
          <text:p text:style-name="P4">Netwerken: Begin over de gedeelde interesse: 'Waar bent u mee bezig?', bedank altijd na afloop voor het gesprek! Je kunt gesprekken ook van tevoren voorbereiden.</text:p>
        </text:list-item>
      </text:list>
      <text:p text:style-name="P3"/>
      <text:p text:style-name="P3">Week 3:</text:p>
      <text:list xml:id="list700043900" text:continue-numbering="true" text:style-name="L2">
        <text:list-item>
          <text:p text:style-name="P2">Netwerken: Vraag: 'Wat ik nu al de hele tijd heb willen vragen: hoe bent u in dit werkveld</text:p>
          <text:p text:style-name="P2">terecht gekomen?'</text:p>
        </text:list-item>
        <text:list-item>
          <text:p text:style-name="P2">Vacature: Visualizeer heel concreet wat ze vragen, d.w.z.: Zou ik Marianne Thieme willen bellen als ik die baan krijg? Zou ik een artikel over … willen schrijven op deze website?</text:p>
        </text:list-item>
        <text:list-item>
          <text:p text:style-name="P2">Brief: Geef voorbeelden van gevraagde competenties, dit hoef je niet expliciet te benoemen!</text:p>
        </text:list-item>
        <text:list-item>
          <text:p text:style-name="P2">CV/Brief: Zie commentaar in het mapje!</text:p>
        </text:list-item>
      </text:list>
      <text:p text:style-name="Standard"/>
      <text:p text:style-name="Standard">Week 4:</text:p>
      <text:list xml:id="list1424013005" text:style-name="L3">
        <text:list-item>
          <text:p text:style-name="P5">Gesprek: Voorbereiding is 80%!!</text:p>
        </text:list-item>
        <text:list-item>
          <text:p text:style-name="P5">Maak een klik met de vacature in je gesprek, draai dingen daar naar toe.</text:p>
        </text:list-item>
        <text:list-item>
          <text:p text:style-name="P5">Persoonlijke feedback: Zeer goed verhaal, loslaten/afzwakken groepsding</text:p>
        </text:list-item>
        <text:list-item>
          <text:p text:style-name="P5">Probeer wat spontaner te zijn (je bent vrij vlak)</text:p>
        </text:list-item>
        <text:list-item>
          <text:p text:style-name="P5">Als je over jezelf vertelt, stap dan niet te snel over op negatieve dingen</text:p>
        </text:list-item>
        <text:list-item>
          <text:p text:style-name="P5">Wees minder zenuwachtig/verberg het (handen!)</text:p>
        </text:list-item>
      </text:list>
      <text:p text:style-name="Standard"/>
      <text:p text:style-name="Standard">Algemeen</text:p>
      <text:list xml:id="list2017894786" text:style-name="L4">
        <text:list-item>
          <text:p text:style-name="P6">Iedereen is in de eerste plaats mens, dus wees niet bang! Mensen begrijpen vaak meer dan je denkt.</text:p>
        </text:list-item>
        <text:list-item>
          <text:p text:style-name="P6">Afstand tussen mensen (bijv. Mij en David) zit vaak veel meer in je hoofd, het is ook maar een hardwerkende kerel die gewoon wil dat je goed werkt.</text:p>
        </text:list-item>
        <text:list-item>
          <text:p text:style-name="P6">Als jij je ergens compleet niet op je gemak voelt, dan kan dit ook betekenen dat de functie/omgeving niks voor je is! (en dit is niet erg, er moet van twee kanten een match zij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en Hofman</meta:initial-creator>
    <meta:creation-date>2012-10-28T10:09:26</meta:creation-date>
    <dc:date>2012-10-28T10:27:25</dc:date>
    <dc:creator>Jeroen Hofman</dc:creator>
    <meta:editing-duration>PT2M9S</meta:editing-duration>
    <meta:editing-cycles>2</meta:editing-cycles>
    <meta:generator>LibreOffice/3.5$Linux_X86_64 LibreOffice_project/350m1$Build-2</meta:generator>
    <meta:document-statistic meta:table-count="0" meta:image-count="0" meta:object-count="0" meta:page-count="1" meta:paragraph-count="31" meta:word-count="464" meta:character-count="2609" meta:non-whitespace-character-count="2200"/>
  </office:meta>
</office:document-meta>
</file>